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officeooo:rsid="00117050" officeooo:paragraph-rsid="00117050" loext:padding="0cm" loext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7050"/>
    </style:style>
    <style:style style:name="T3" style:family="text">
      <style:text-properties officeooo:rsid="00117050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117050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117050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9" style:family="text">
      <style:text-properties style:text-line-through-style="none" style:text-line-through-type="none" style:text-underline-style="solid" style:text-underline-width="auto" style:text-underline-color="font-color" officeooo:rsid="00117050"/>
    </style:style>
    <style:style style:name="T10" style:family="text">
      <style:text-properties style:text-line-through-style="none" style:text-line-through-type="none" style:text-underline-style="none"/>
    </style:style>
    <style:style style:name="T11" style:family="text">
      <style:text-properties style:text-line-through-style="none" style:text-line-through-type="none" style:text-underline-style="none" officeooo:rsid="00117050"/>
    </style:style>
    <style:style style:name="T12" style:family="text">
      <style:text-properties style:text-line-through-style="none" style:text-line-through-type="none" style:text-underline-style="solid" style:text-underline-type="double" style:text-underline-width="auto" style:text-underline-color="font-color"/>
    </style:style>
    <style:style style:name="T13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117050"/>
    </style:style>
    <style:style style:name="T14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(<text:span text:style-name="T1">cod_cliente</text:span>,cpf,rg,sexo,login,senha) </text:p>
      <text:p text:style-name="P1">Ordem de Compra(<text:span text:style-name="T2">co</text:span><text:span text:style-name="T1">d_Ordem</text:span>,valor total,data_ordem,condicao_pagamento) </text:p>
      <text:p text:style-name="P1">Produto(<text:span text:style-name="T13">co</text:span><text:span text:style-name="T12">d_Prod</text:span>,nome,descrição,valor_unit,qtd_estoque) </text:p>
      <text:p text:style-name="P1">Telefone(<text:span text:style-name="T14">cód_cliente</text:span>,telefone) </text:p>
      <text:p text:style-name="P2">Email(<text:span text:style-name="T14">cod_cliente,</text:span>email)</text:p>
      <text:p text:style-name="P2">Endereço(<text:span text:style-name="T14">cod_cliente</text:span>,cidade,bairro,numero,rua,complemento,cep,estado)</text:p>
      <text:p text:style-name="P2">Itens de Venda(<text:span text:style-name="T1">cod_ordem,cod</text:span>_prod,qtde)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22:14:10.325000000</meta:creation-date>
    <dc:date>2019-09-13T22:26:26.775000000</dc:date>
    <meta:editing-duration>PT2M6S</meta:editing-duration>
    <meta:editing-cycles>1</meta:editing-cycles>
    <meta:document-statistic meta:table-count="0" meta:image-count="0" meta:object-count="0" meta:page-count="1" meta:paragraph-count="7" meta:word-count="12" meta:character-count="333" meta:non-whitespace-character-count="324"/>
    <meta:generator>LibreOffice/6.1.4.2$Windows_X86_64 LibreOffice_project/9d0f32d1f0b509096fd65e0d4bec26ddd1938fd3</meta:generator>
  </office:meta>
</office:document-meta>
</file>